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6" text:anchor-type="char" svg:x="11.508cm" svg:y="0cm" svg:width="6.008cm" svg:height="2.699cm" draw:z-index="1"><draw:image xlink:href="Pictures/1000000000000F43000006D85BD8023A.jpg" xlink:type="simple" xlink:show="embed" xlink:actuate="onLoad"/></draw:frame></text:p>
      </style:header>
      <style:footer>
        <text:p text:style-name="MP2"><text:tab/><text:tab/></text:p>
        <text:p text:style-name="MP2">Record of Bachelor Examination<text:tab/><text:tab/>Page <text:page-number text:select-page="current">1</text:page-number> of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